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 maxOfTwoNumbers(num1, num2) {</text:p>
      <text:p text:style-name="P1"><text:s text:c="2"/>if (num1 &gt; num2) { </text:p>
      <text:p text:style-name="P1"><text:s text:c="2"/>return num1 </text:p>
      <text:p text:style-name="P1"><text:s text:c="4"/></text:p>
      <text:p text:style-name="P1"><text:s text:c="2"/>} else {</text:p>
      <text:p text:style-name="P1"><text:s text:c="4"/>return num2</text:p>
      <text:p text:style-name="P1">}</text:p>
      <text:p text:style-name="P1"><text:s/>}</text:p>
      <text:p text:style-name="P1"><text:s/></text:p>
      <text:p text:style-name="P1"><text:s/>console.log(maxOfTwoNumbers(1, 2))</text:p>
      <text:p text:style-name="P1"/>
      <text:p text:style-name="P1">function maxOfThree(n1, n2, n3) {</text:p>
      <text:p text:style-name="P1"><text:s text:c="2"/>if (n1 &gt; n2 &amp;&amp; n1 &gt; n3) {</text:p>
      <text:p text:style-name="P1"><text:s text:c="4"/>return n1</text:p>
      <text:p text:style-name="P1"><text:s text:c="2"/>} else if (n2 &gt; n1 &amp;&amp; n2 &gt; n3) {</text:p>
      <text:p text:style-name="P1"><text:s text:c="4"/>return n2</text:p>
      <text:p text:style-name="P1"><text:s text:c="5"/>} else {</text:p>
      <text:p text:style-name="P1"><text:s text:c="7"/>return n3</text:p>
      <text:p text:style-name="P1"><text:s text:c="5"/>}</text:p>
      <text:p text:style-name="P1"><text:s text:c="2"/>}</text:p>
      <text:p text:style-name="P1"/>
      <text:p text:style-name="P1">console.log(maxOfThree(1, 2, 3))</text:p>
      <text:p text:style-name="P1"/>
      <text:p text:style-name="P1">function isCharacterAVowel(x){ </text:p>
      <text:p text:style-name="P1"><text:s text:c="2"/>if (x === "a" || x === "e" || x === "i" || x === "o" || x === "u") {</text:p>
      <text:p text:style-name="P1"><text:s text:c="4"/>return true </text:p>
      <text:p text:style-name="P1"><text:s text:c="5"/>} else {</text:p>
      <text:p text:style-name="P1"><text:s text:c="7"/>return false</text:p>
      <text:p text:style-name="P1"><text:s text:c="5"/>}</text:p>
      <text:p text:style-name="P1"><text:s text:c="2"/>}</text:p>
      <text:p text:style-name="P1">console.log(isCharacterAVowel("a"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2:48:57.243383251</meta:creation-date>
    <dc:date>2023-08-14T12:49:40.069425061</dc:date>
    <meta:editing-duration>PT43S</meta:editing-duration>
    <meta:editing-cycles>1</meta:editing-cycles>
    <meta:document-statistic meta:table-count="0" meta:image-count="0" meta:object-count="0" meta:page-count="1" meta:paragraph-count="28" meta:word-count="92" meta:character-count="524" meta:non-whitespace-character-count="381"/>
    <meta:generator>LibreOffice/7.4.7.2$Linux_X86_64 LibreOffice_project/40$Build-2</meta:generator>
  </office:meta>
</office:document-meta>
</file>